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08000003208F7C3F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style:font-name="Verdana" fo:font-size="24pt" fo:font-style="italic" style:font-size-asian="24pt" style:font-style-asian="italic" style:font-size-complex="2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.422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ettle “Conceptual” Model</text:span></text:p>
      <text:p text:style-name="Standard"/>
      <text:p text:style-name="Standard"/>
      <text:p text:style-name="P2"><draw:frame draw:style-name="fr1" draw:name="Afbeeldingen1" text:anchor-type="as-char" svg:width="27.238cm" svg:height="13.019cm" draw:z-index="0"><draw:image xlink:href="Pictures/1000000000000708000003208F7C3F7F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andaardalinea-lettertyp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.501cm" fo:margin-bottom="2.501cm" fo:margin-left="1.251cm" fo:margin-right="2.501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Kettle “Conceptual” Model</dc:title>
    <meta:initial-creator>Matt Casters</meta:initial-creator>
    <meta:creation-date>2006-09-11T13:08:00</meta:creation-date>
    <dc:creator>Matt Casters</dc:creator>
    <dc:date>2006-09-11T13:24:00</dc:date>
    <dc:language>en-US</dc:language>
    <meta:editing-cycles>2</meta:editing-cycles>
    <meta:editing-duration>PT10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3" meta:character-count="26"/>
  </office:meta>
</office:document-meta>
</file>